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nuel</text:p>
      <text:p text:style-name="Text_20_body"/>
      <text:p text:style-name="Standard">sur le menu</text:p>
      <text:p text:style-name="Standard">cliquer sur <text:span text:style-name="T1">ajouter</text:span></text:p>
      <text:p text:style-name="Standard">puis sur</text:p>
      <text:p text:style-name="Standard"><text:tab/>ajouter un hôte</text:p>
      <text:p text:style-name="Standard"><text:tab/>ajouter un voyageur</text:p>
      <text:p text:style-name="Standard"><text:tab/>ajouter un appartement </text:p>
      <text:p text:style-name="Standard"><text:tab/>ajouter une maison</text:p>
      <text:p text:style-name="Standard"><text:tab/>ajouter un séjour.</text:p>
      <text:p text:style-name="Standard">Remplir les champs et selectionner les éléments dans les champs de liste déroulante</text:p>
      <text:p text:style-name="Standard">valider</text:p>
      <text:p text:style-name="Standard"/>
      <text:p text:style-name="Standard">sur le menu </text:p>
      <text:p text:style-name="Standard">cliquer sur <text:span text:style-name="T1">afficher</text:span></text:p>
      <text:p text:style-name="Standard">puis sur </text:p>
      <text:p text:style-name="Standard"><text:tab/>afficher un hôte</text:p>
      <text:p text:style-name="Standard"><text:tab/>afficher un voyageur</text:p>
      <text:p text:style-name="Standard"><text:tab/>afficher un logement</text:p>
      <text:p text:style-name="Standard">tout élément affiché hôte, voyageur, ou logement peut être supprimé</text:p>
      <text:p text:style-name="Standard"/>
      <text:p text:style-name="Standard"/>
      <text:p text:style-name="Standard">afficher une réservation </text:p>
      <text:p text:style-name="Standard">lors de l'ajout d'un séjour</text:p>
      <text:p text:style-name="Standard">il est proposé de confirmer la réservation, confirmée ou non elle est gardée en mémoire pour une confirmation ultérieure ou une annulation de confirmation</text:p>
      <text:p text:style-name="Standard">en affichage </text:p>
      <text:p text:style-name="Standard">la réservation non confirmée est supprimable en cochant la case supprimer</text:p>
      <text:p text:style-name="Standard">fermer l'application</text:p>
      <text:p text:style-name="Standard">cliquer fermer sur le menu, </text:p>
      <text:p text:style-name="Standard">aucune donnée ne sera conservée à par le fichier des réservations dans le dossier du proje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T11M54S</meta:editing-duration>
    <meta:editing-cycles>5</meta:editing-cycles>
    <meta:generator>LibreOffice/6.4.6.2$Linux_X86_64 LibreOffice_project/40$Build-2</meta:generator>
    <dc:date>2020-11-16T15:11:29.696679477</dc:date>
    <meta:document-statistic meta:table-count="0" meta:image-count="0" meta:object-count="0" meta:page-count="1" meta:paragraph-count="26" meta:word-count="133" meta:character-count="830" meta:non-whitespace-character-count="709"/>
    <meta:user-defined meta:name="Info 1"/>
    <meta:user-defined meta:name="Info 2"/>
    <meta:user-defined meta:name="Info 3"/>
    <meta:user-defined meta:name="Info 4"/>
  </office:meta>
</office:document-meta>
</file>